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2" svg:font-family="FreeSans" style:font-family-generic="swiss"/>
    <style:font-face style:name="DejaVu Sans1" svg:font-family="'DejaVu Sans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5.298cm" table:align="left" style:writing-mode="lr-tb"/>
    </style:style>
    <style:style style:name="Tabla1.A" style:family="table-column">
      <style:table-column-properties style:column-width="5.082cm"/>
    </style:style>
    <style:style style:name="Tabla1.B" style:family="table-column">
      <style:table-column-properties style:column-width="5.027cm"/>
    </style:style>
    <style:style style:name="Tabla1.C" style:family="table-column">
      <style:table-column-properties style:column-width="0.056cm"/>
    </style:style>
    <style:style style:name="Tabla1.D" style:family="table-column">
      <style:table-column-properties style:column-width="5.133cm"/>
    </style:style>
    <style:style style:name="Tabla1.1" style:family="table-row">
      <style:table-row-properties style:min-row-height="0.542cm"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.2" style:family="table-row">
      <style:table-row-properties style:min-row-height="0.919cm" fo:keep-together="auto"/>
    </style:style>
    <style:style style:name="Tabla1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3" style:family="table-row">
      <style:table-row-properties style:min-row-height="0.489cm" fo:keep-together="auto"/>
    </style:style>
    <style:style style:name="Tabla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4" style:family="table-row">
      <style:table-row-properties style:min-row-height="0.413cm" fo:keep-together="auto"/>
    </style:style>
    <style:style style:name="Tabla1.5" style:family="table-row">
      <style:table-row-properties style:min-row-height="0.751cm" fo:keep-together="auto"/>
    </style:style>
    <style:style style:name="Tabla1.6" style:family="table-row">
      <style:table-row-properties style:min-row-height="0.48cm" fo:keep-together="auto"/>
    </style:style>
    <style:style style:name="Tabla1.7" style:family="table-row">
      <style:table-row-properties style:min-row-height="0.437cm" fo:keep-together="auto"/>
    </style:style>
    <style:style style:name="Tabla1.8" style:family="table-row">
      <style:table-row-properties style:min-row-height="0.464cm" fo:keep-together="auto"/>
    </style:style>
    <style:style style:name="Tabla1.9" style:family="table-row">
      <style:table-row-properties style:min-row-height="0.799cm" fo:keep-together="auto"/>
    </style:style>
    <style:style style:name="Tabla1.15" style:family="table-row">
      <style:table-row-properties style:min-row-height="0.36cm" fo:keep-together="auto"/>
    </style:style>
    <style:style style:name="Tabla1.20" style:family="table-row">
      <style:table-row-properties style:min-row-height="0.309cm" fo:keep-together="auto"/>
    </style:style>
    <style:style style:name="Tabla1.22" style:family="table-row">
      <style:table-row-properties style:min-row-height="0.335cm" fo:keep-together="auto"/>
    </style:style>
    <style:style style:name="Tabla1.31" style:family="table-row">
      <style:table-row-properties style:min-row-height="0.386cm" fo:keep-together="auto"/>
    </style:style>
    <style:style style:name="Tabla1.A31" style:family="table-cell">
      <style:table-cell-properties style:vertical-align="top" fo:background-color="#33333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1.A32" style:family="table-cell">
      <style:table-cell-properties style:vertical-align="top" fo:background-color="#333333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34" style:family="table-row">
      <style:table-row-properties style:min-row-height="0.522cm" fo:keep-together="auto"/>
    </style:style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2" style:family="paragraph" style:parent-style-name="Standard">
      <style:text-properties style:font-name-complex="Calibri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font-size="4pt" style:font-size-asian="4pt" style:font-size-complex="4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4pt" style:text-underline-style="solid" style:text-underline-width="auto" style:text-underline-color="font-color" fo:font-weight="bold" style:font-size-asian="4pt" style:font-weight-asian="bold" style:font-size-complex="4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font-size="4pt" style:text-underline-style="solid" style:text-underline-width="auto" style:text-underline-color="font-color" fo:font-weight="bold" style:font-size-asian="4pt" style:font-weight-asian="bold" style:font-size-complex="4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4pt" fo:font-weight="bold" style:font-size-asian="4pt" style:font-weight-asian="bold" style:font-size-complex="4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font-size="4pt" fo:font-weight="bold" style:font-size-asian="4pt" style:font-weight-asian="bold" style:font-size-complex="4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color="#000000" fo:font-size="4pt" style:font-size-asian="4pt" style:font-size-complex="4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4pt" style:text-underline-style="solid" style:text-underline-width="auto" style:text-underline-color="font-color" fo:font-weight="bold" style:font-size-asian="4pt" style:font-weight-asian="bold" style:font-size-complex="4pt"/>
    </style:style>
    <style:style style:name="P15" style:family="paragraph" style:parent-style-name="Standard">
      <style:paragraph-properties fo:margin-top="0cm" fo:margin-bottom="0.353cm" loext:contextual-spacing="false" fo:text-align="center" style:justify-single-word="false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fo:font-size="20pt" style:font-size-asian="20pt" style:font-size-complex="20pt"/>
    </style:style>
    <style:style style:name="T1" style:family="text">
      <style:text-properties fo:font-size="4pt" style:font-size-asian="4pt" style:font-size-complex="4pt"/>
    </style:style>
    <style:style style:name="T2" style:family="text">
      <style:text-properties fo:font-size="4pt" style:text-underline-style="solid" style:text-underline-width="auto" style:text-underline-color="font-color" fo:font-weight="bold" style:font-size-asian="4pt" style:font-weight-asian="bold" style:font-size-complex="4pt"/>
    </style:style>
    <style:style style:name="T3" style:family="text">
      <style:text-properties fo:font-size="4pt" fo:font-weight="bold" style:font-size-asian="4pt" style:font-weight-asian="bold" style:font-size-complex="4pt"/>
    </style:style>
    <style:style style:name="T4" style:family="text">
      <style:text-properties fo:color="#000000" fo:font-size="4pt" style:font-size-asian="4pt" style:font-size-complex="4pt"/>
    </style:style>
    <style:style style:name="T5" style:family="text">
      <style:text-properties fo:color="#000000" style:text-underline-style="solid" style:text-underline-width="auto" style:text-underline-color="font-color" fo:font-weight="bold" style:font-weight-asian="bold"/>
    </style:style>
    <style:style style:name="T6" style:family="text">
      <style:text-properties fo:color="#ffff00" style:text-underline-style="solid" style:text-underline-width="auto" style:text-underline-color="font-color" fo:font-weight="bold" style:font-weight-asian="bold"/>
    </style:style>
    <style:style style:name="fr1" style:family="graphic" style:parent-style-name="Frame">
      <style:graphic-properties fo:margin-left="0.249cm" fo:margin-right="0.249cm" fo:margin-top="0cm" fo:margin-bottom="0cm" style:wrap="parallel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TANQUE DRONE</text:p>
      <text:p text:style-name="P1">ARDUINO-MEGA</text:p>
      <text:p text:style-name="P15"><draw:frame draw:style-name="fr1" draw:name="Marco1" text:anchor-type="char" svg:x="1.423cm" svg:y="0.002cm" svg:width="15.279cm" svg:height="19.329cm" draw:z-index="0"><draw:text-box><table:table table:name="Tabla1" table:style-name="Tabla1"><table:table-column table:style-name="Tabla1.A"/><table:table-column table:style-name="Tabla1.B"/><table:table-column table:style-name="Tabla1.C"/><table:table-column table:style-name="Tabla1.D"/><table:table-row table:style-name="Tabla1.1"><table:table-cell table:style-name="Tabla1.A1" office:value-type="string"><text:p text:style-name="P5">SENSOR-PIN</text:p></table:table-cell><table:table-cell table:style-name="Tabla1.A1" office:value-type="string"><text:p text:style-name="P5">COLOR</text:p></table:table-cell><table:table-cell table:style-name="Tabla1.C1" table:number-columns-spanned="2" office:value-type="string"><text:p text:style-name="P5">CONEXION A ARDUINO</text:p></table:table-cell><table:covered-table-cell/></table:table-row><table:table-row table:style-name="Tabla1.2"><table:table-cell table:style-name="Tabla1.A2" table:number-columns-spanned="4" office:value-type="string"><text:p text:style-name="P8"/><text:p text:style-name="P5">L293D (PUENTE MOTOR)</text:p></table:table-cell><table:covered-table-cell/><table:covered-table-cell/><table:covered-table-cell/></table:table-row><table:table-row table:style-name="Tabla1.3"><table:table-cell table:style-name="Tabla1.A3" office:value-type="string"><text:p text:style-name="P3">5V</text:p></table:table-cell><table:table-cell table:style-name="Tabla1.A3" table:number-columns-spanned="2" office:value-type="string"><text:p text:style-name="P3">ROJO-BURDEO </text:p></table:table-cell><table:covered-table-cell/><table:table-cell table:style-name="Tabla1.A2" office:value-type="string"><text:p text:style-name="P3">PIN +5V</text:p></table:table-cell></table:table-row><table:table-row table:style-name="Tabla1.4"><table:table-cell table:style-name="Tabla1.A3" office:value-type="string"><text:p text:style-name="P3">GND</text:p></table:table-cell><table:table-cell table:style-name="Tabla1.A3" table:number-columns-spanned="2" office:value-type="string"><text:p text:style-name="P3">AZUL</text:p></table:table-cell><table:covered-table-cell/><table:table-cell table:style-name="Tabla1.A2" office:value-type="string"><text:p text:style-name="P3">PIN GND</text:p></table:table-cell></table:table-row><table:table-row table:style-name="Tabla1.5"><table:table-cell table:style-name="Tabla1.A3" office:value-type="string"><text:p text:style-name="P4"/></table:table-cell><table:table-cell table:style-name="Tabla1.A3" table:number-columns-spanned="2" office:value-type="string"><text:p text:style-name="P10"/><text:p text:style-name="P11">MOTOR A</text:p><text:p text:style-name="P9"/></table:table-cell><table:covered-table-cell/><table:table-cell table:style-name="Tabla1.A2" office:value-type="string"><text:p text:style-name="P10"/></table:table-cell></table:table-row><table:table-row table:style-name="Tabla1.6"><table:table-cell table:style-name="Tabla1.A3" office:value-type="string"><text:p text:style-name="P3">ESTADO/SEÑAL</text:p></table:table-cell><table:table-cell table:style-name="Tabla1.A3" table:number-columns-spanned="2" office:value-type="string"><text:p text:style-name="P3">NARANJA</text:p></table:table-cell><table:covered-table-cell/><table:table-cell table:style-name="Tabla1.A2" office:value-type="string"><text:p text:style-name="P3">22</text:p></table:table-cell></table:table-row><table:table-row table:style-name="Tabla1.7"><table:table-cell table:style-name="Tabla1.A3" office:value-type="string"><text:p text:style-name="P3">BOBINA 1A</text:p></table:table-cell><table:table-cell table:style-name="Tabla1.A3" table:number-columns-spanned="2" office:value-type="string"><text:p text:style-name="P3">AMARILLO</text:p></table:table-cell><table:covered-table-cell/><table:table-cell table:style-name="Tabla1.A2" office:value-type="string"><text:p text:style-name="P3">23</text:p></table:table-cell></table:table-row><table:table-row table:style-name="Tabla1.8"><table:table-cell table:style-name="Tabla1.A3" office:value-type="string"><text:p text:style-name="P3">BOBINA 2A</text:p></table:table-cell><table:table-cell table:style-name="Tabla1.A3" table:number-columns-spanned="2" office:value-type="string"><text:p text:style-name="P3">VERDE</text:p></table:table-cell><table:covered-table-cell/><table:table-cell table:style-name="Tabla1.A2" office:value-type="string"><text:p text:style-name="P3">24</text:p></table:table-cell></table:table-row><table:table-row table:style-name="Tabla1.9"><table:table-cell table:style-name="Tabla1.A3" office:value-type="string"><text:p text:style-name="P4"/></table:table-cell><table:table-cell table:style-name="Tabla1.A3" table:number-columns-spanned="2" office:value-type="string"><text:p text:style-name="P10"/><text:p text:style-name="P11">MOTOR B</text:p><text:p text:style-name="P9"/></table:table-cell><table:covered-table-cell/><table:table-cell table:style-name="Tabla1.A2" office:value-type="string"><text:p text:style-name="P10"/></table:table-cell></table:table-row><table:table-row table:style-name="Tabla1.7"><table:table-cell table:style-name="Tabla1.A3" office:value-type="string"><text:p text:style-name="P3">ESTADO/SEÑAL</text:p></table:table-cell><table:table-cell table:style-name="Tabla1.A3" table:number-columns-spanned="2" office:value-type="string"><text:p text:style-name="P3">NARANJA</text:p></table:table-cell><table:covered-table-cell/><table:table-cell table:style-name="Tabla1.A2" office:value-type="string"><text:p text:style-name="P3">25</text:p></table:table-cell></table:table-row><table:table-row table:style-name="Tabla1.8"><table:table-cell table:style-name="Tabla1.A3" office:value-type="string"><text:p text:style-name="P3">BOBINA 1B</text:p></table:table-cell><table:table-cell table:style-name="Tabla1.A3" table:number-columns-spanned="2" office:value-type="string"><text:p text:style-name="P3">AMARILLO</text:p></table:table-cell><table:covered-table-cell/><table:table-cell table:style-name="Tabla1.A2" office:value-type="string"><text:p text:style-name="P3">26</text:p></table:table-cell></table:table-row><table:table-row table:style-name="Tabla1.7"><table:table-cell table:style-name="Tabla1.A3" office:value-type="string"><text:p text:style-name="P3">BOBINA 2B</text:p></table:table-cell><table:table-cell table:style-name="Tabla1.A3" table:number-columns-spanned="2" office:value-type="string"><text:p text:style-name="P3">VERDE</text:p></table:table-cell><table:covered-table-cell/><table:table-cell table:style-name="Tabla1.A2" office:value-type="string"><text:p text:style-name="P3">27</text:p></table:table-cell></table:table-row><table:table-row table:style-name="Tabla1.8"><table:table-cell table:style-name="Tabla1.C1" table:number-columns-spanned="4" office:value-type="string"><text:p text:style-name="P6"/><text:p text:style-name="P5">NRF24L01 (TRANSRECEIVER 2.4Ghz)</text:p><text:p text:style-name="P7"/></table:table-cell><table:covered-table-cell/><table:covered-table-cell/><table:covered-table-cell/></table:table-row><table:table-row table:style-name="Tabla1.4"><table:table-cell table:style-name="Tabla1.A1" office:value-type="string"><text:p text:style-name="P3">GND</text:p></table:table-cell><table:table-cell table:style-name="Tabla1.A1" table:number-columns-spanned="2" office:value-type="string"><text:p text:style-name="P3">NEGRO</text:p></table:table-cell><table:covered-table-cell/><table:table-cell table:style-name="Tabla1.C1" office:value-type="string"><text:p text:style-name="P3">PIN GND</text:p></table:table-cell></table:table-row><table:table-row table:style-name="Tabla1.15"><table:table-cell table:style-name="Tabla1.A1" office:value-type="string"><text:p text:style-name="P3">3.3V</text:p></table:table-cell><table:table-cell table:style-name="Tabla1.A1" table:number-columns-spanned="2" office:value-type="string"><text:p text:style-name="P3">ROJO</text:p></table:table-cell><table:covered-table-cell/><table:table-cell table:style-name="Tabla1.C1" office:value-type="string"><text:p text:style-name="P3">PIN 3.3V-ARDUINO</text:p></table:table-cell></table:table-row><table:table-row table:style-name="Tabla1.7"><table:table-cell table:style-name="Tabla1.A1" office:value-type="string"><text:p text:style-name="P3">CE</text:p></table:table-cell><table:table-cell table:style-name="Tabla1.A1" table:number-columns-spanned="2" office:value-type="string"><text:p text:style-name="P3">AMARILLO</text:p></table:table-cell><table:covered-table-cell/><table:table-cell table:style-name="Tabla1.C1" office:value-type="string"><text:p text:style-name="P3">9</text:p></table:table-cell></table:table-row><table:table-row table:style-name="Tabla1.7"><table:table-cell table:style-name="Tabla1.A1" office:value-type="string"><text:p text:style-name="P3">CSN</text:p></table:table-cell><table:table-cell table:style-name="Tabla1.A1" table:number-columns-spanned="2" office:value-type="string"><text:p text:style-name="P3">NARANJA</text:p></table:table-cell><table:covered-table-cell/><table:table-cell table:style-name="Tabla1.C1" office:value-type="string"><text:p text:style-name="P3">10</text:p></table:table-cell></table:table-row><table:table-row table:style-name="Tabla1.3"><table:table-cell table:style-name="Tabla1.A1" office:value-type="string"><text:p text:style-name="P3">SCK</text:p></table:table-cell><table:table-cell table:style-name="Tabla1.A1" table:number-columns-spanned="2" office:value-type="string"><text:p text:style-name="P3">GRIS</text:p></table:table-cell><table:covered-table-cell/><table:table-cell table:style-name="Tabla1.C1" office:value-type="string"><text:p text:style-name="P3">52</text:p></table:table-cell></table:table-row><table:table-row table:style-name="Tabla1.15"><table:table-cell table:style-name="Tabla1.A1" office:value-type="string"><text:p text:style-name="P3">MOSI</text:p></table:table-cell><table:table-cell table:style-name="Tabla1.A1" table:number-columns-spanned="2" office:value-type="string"><text:p text:style-name="P3">AZUL</text:p></table:table-cell><table:covered-table-cell/><table:table-cell table:style-name="Tabla1.C1" office:value-type="string"><text:p text:style-name="P3">51</text:p></table:table-cell></table:table-row><table:table-row table:style-name="Tabla1.20"><table:table-cell table:style-name="Tabla1.A1" office:value-type="string"><text:p text:style-name="P3">MISO</text:p></table:table-cell><table:table-cell table:style-name="Tabla1.A1" table:number-columns-spanned="2" office:value-type="string"><text:p text:style-name="P3">VERDE</text:p></table:table-cell><table:covered-table-cell/><table:table-cell table:style-name="Tabla1.C1" office:value-type="string"><text:p text:style-name="P3">50</text:p></table:table-cell></table:table-row><table:table-row table:style-name="Tabla1.4"><table:table-cell table:style-name="Tabla1.C1" table:number-columns-spanned="4" office:value-type="string"><text:p text:style-name="P6"/><text:p text:style-name="P5">HC-SR04 (ULTRASONIDOS) IZQUIERDA</text:p><text:p text:style-name="P7"/></table:table-cell><table:covered-table-cell/><table:covered-table-cell/><table:covered-table-cell/></table:table-row><table:table-row table:style-name="Tabla1.22"><table:table-cell table:style-name="Tabla1.A1" office:value-type="string"><text:p text:style-name="P3">5V</text:p></table:table-cell><table:table-cell table:style-name="Tabla1.A1" table:number-columns-spanned="2" office:value-type="string"><text:p text:style-name="P3">NARANJA</text:p></table:table-cell><table:covered-table-cell/><table:table-cell table:style-name="Tabla1.C1" office:value-type="string"><text:p text:style-name="P3">FUENTE EXTERNA</text:p></table:table-cell></table:table-row><table:table-row table:style-name="Tabla1.4"><table:table-cell table:style-name="Tabla1.A1" office:value-type="string"><text:p text:style-name="P3">GND</text:p></table:table-cell><table:table-cell table:style-name="Tabla1.A1" table:number-columns-spanned="2" office:value-type="string"><text:p text:style-name="P3">BLANCO</text:p></table:table-cell><table:covered-table-cell/><table:table-cell table:style-name="Tabla1.C1" office:value-type="string"><text:p text:style-name="P3">GND</text:p></table:table-cell></table:table-row><table:table-row table:style-name="Tabla1.4"><table:table-cell table:style-name="Tabla1.A1" office:value-type="string"><text:p text:style-name="P3">TRIG (disparador)</text:p></table:table-cell><table:table-cell table:style-name="Tabla1.A1" table:number-columns-spanned="2" office:value-type="string"><text:p text:style-name="P3">VERDE</text:p></table:table-cell><table:covered-table-cell/><table:table-cell table:style-name="Tabla1.C1" office:value-type="string"><text:p text:style-name="P3">28</text:p></table:table-cell></table:table-row><table:table-row table:style-name="Tabla1.4"><table:table-cell table:style-name="Tabla1.A1" office:value-type="string"><text:p text:style-name="P3">ECHO (receptor)</text:p></table:table-cell><table:table-cell table:style-name="Tabla1.A1" table:number-columns-spanned="2" office:value-type="string"><text:p text:style-name="P3">MARRON</text:p></table:table-cell><table:covered-table-cell/><table:table-cell table:style-name="Tabla1.C1" office:value-type="string"><text:p text:style-name="P3">29</text:p></table:table-cell></table:table-row><table:table-row table:style-name="Tabla1.4"><table:table-cell table:style-name="Tabla1.C1" table:number-columns-spanned="4" office:value-type="string"><text:p text:style-name="P6"/><text:p text:style-name="P5">HC-SR04 (ULTRASONIDOS) DERECHA</text:p><text:p text:style-name="P7"/></table:table-cell><table:covered-table-cell/><table:covered-table-cell/><table:covered-table-cell/></table:table-row><table:table-row table:style-name="Tabla1.22"><table:table-cell table:style-name="Tabla1.A1" office:value-type="string"><text:p text:style-name="P3">5V</text:p></table:table-cell><table:table-cell table:style-name="Tabla1.A1" table:number-columns-spanned="2" office:value-type="string"><text:p text:style-name="P3">AMARILLO</text:p></table:table-cell><table:covered-table-cell/><table:table-cell table:style-name="Tabla1.C1" office:value-type="string"><text:p text:style-name="P3">FUENTE EXTERNA</text:p></table:table-cell></table:table-row><table:table-row table:style-name="Tabla1.4"><table:table-cell table:style-name="Tabla1.A1" office:value-type="string"><text:p text:style-name="P3">GND</text:p></table:table-cell><table:table-cell table:style-name="Tabla1.A1" table:number-columns-spanned="2" office:value-type="string"><text:p text:style-name="P3">BLANCO</text:p></table:table-cell><table:covered-table-cell/><table:table-cell table:style-name="Tabla1.C1" office:value-type="string"><text:p text:style-name="P3">GND</text:p></table:table-cell></table:table-row><table:table-row table:style-name="Tabla1.4"><table:table-cell table:style-name="Tabla1.A1" office:value-type="string"><text:p text:style-name="P3">TRIG (disparador)</text:p></table:table-cell><table:table-cell table:style-name="Tabla1.A1" table:number-columns-spanned="2" office:value-type="string"><text:p text:style-name="P3">VERDE</text:p></table:table-cell><table:covered-table-cell/><table:table-cell table:style-name="Tabla1.C1" office:value-type="string"><text:p text:style-name="P3">30</text:p></table:table-cell></table:table-row><table:table-row table:style-name="Tabla1.4"><table:table-cell table:style-name="Tabla1.A1" office:value-type="string"><text:p text:style-name="P3">ECHO (receptor)</text:p></table:table-cell><table:table-cell table:style-name="Tabla1.A1" table:number-columns-spanned="2" office:value-type="string"><text:p text:style-name="P3">MARRON</text:p></table:table-cell><table:covered-table-cell/><table:table-cell table:style-name="Tabla1.C1" office:value-type="string"><text:p text:style-name="P3">31</text:p></table:table-cell></table:table-row><table:table-row table:style-name="Tabla1.31"><table:table-cell table:style-name="Tabla1.A31" table:number-columns-spanned="4" office:value-type="string"><text:p text:style-name="P13"/><text:p text:style-name="P3"><text:span text:style-name="T5">SENSOR PIR (</text:span><text:span text:style-name="T6">EN construccion</text:span><text:span text:style-name="T5">)</text:span></text:p><text:p text:style-name="P14"/></table:table-cell><table:covered-table-cell/><table:covered-table-cell/><table:covered-table-cell/></table:table-row><table:table-row table:style-name="Tabla1.4"><table:table-cell table:style-name="Tabla1.A32" office:value-type="string"><text:p text:style-name="P12">5V</text:p></table:table-cell><table:table-cell table:style-name="Tabla1.A32" table:number-columns-spanned="2" office:value-type="string"><text:p text:style-name="P12">VERDE</text:p></table:table-cell><table:covered-table-cell/><table:table-cell table:style-name="Tabla1.A31" office:value-type="string"><text:p text:style-name="P12">FUENTE EXTERNA</text:p></table:table-cell></table:table-row><table:table-row table:style-name="Tabla1.31"><table:table-cell table:style-name="Tabla1.A32" office:value-type="string"><text:p text:style-name="P12">GND</text:p></table:table-cell><table:table-cell table:style-name="Tabla1.A32" table:number-columns-spanned="2" office:value-type="string"><text:p text:style-name="P12">BLANCO</text:p></table:table-cell><table:covered-table-cell/><table:table-cell table:style-name="Tabla1.A31" office:value-type="string"><text:p text:style-name="P12">GND</text:p></table:table-cell></table:table-row><table:table-row table:style-name="Tabla1.34"><table:table-cell table:style-name="Tabla1.A32" office:value-type="string"><text:p text:style-name="P12">SEÑAL</text:p></table:table-cell><table:table-cell table:style-name="Tabla1.A32" table:number-columns-spanned="2" office:value-type="string"><text:p text:style-name="P12">AZUL</text:p></table:table-cell><table:covered-table-cell/><table:table-cell table:style-name="Tabla1.A31" office:value-type="string"><text:p text:style-name="P12">33</text:p></table:table-cell></table:table-row></table:table><text:p text:style-name="P2"><text:s/></text:p></draw:text-box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2" svg:font-family="FreeSans" style:font-family-generic="swiss"/>
    <style:font-face style:name="DejaVu Sans1" svg:font-family="'DejaVu Sans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2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</meta:initial-creator>
    <meta:creation-date>2017-08-11T12:27:00</meta:creation-date>
    <dc:date>2019-12-18T12:22:27.237195700</dc:date>
    <meta:editing-cycles>15</meta:editing-cycles>
    <meta:editing-duration>PT6H19M25S</meta:editing-duration>
    <meta:print-date>1995-11-21T17:41:00</meta:print-date>
    <meta:generator>LibreOffice/6.3.3.2.0$Linux_X86_64 LibreOffice_project/30$Build-2</meta:generator>
    <meta:document-statistic meta:table-count="1" meta:image-count="0" meta:object-count="0" meta:page-count="1" meta:paragraph-count="91" meta:word-count="121" meta:character-count="661" meta:non-whitespace-character-count="628"/>
  </office:meta>
</office:document-meta>
</file>